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Arial1" fo:font-size="12pt" fo:language="zxx" fo:country="none" style:font-name-asian="Arial1" style:font-size-asian="12pt" style:language-asian="zxx" style:country-asian="none" style:font-name-complex="Arial1" style:font-size-complex="12pt" style:language-complex="zxx" style:country-complex="none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Arial1" fo:font-size="12pt" fo:language="zxx" fo:country="none" officeooo:paragraph-rsid="000df62c" style:font-name-asian="Arial1" style:font-size-asian="12pt" style:language-asian="zxx" style:country-asian="none" style:font-name-complex="Arial1" style:font-size-complex="12pt" style:language-complex="zxx" style:country-complex="none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Arial1" fo:font-size="12pt" fo:language="zxx" fo:country="none" officeooo:rsid="000bcb7a" officeooo:paragraph-rsid="000bcb7a" style:font-name-asian="Arial1" style:font-size-asian="12pt" style:language-asian="zxx" style:country-asian="none" style:font-name-complex="Arial1" style:font-size-complex="12pt" style:language-complex="zxx" style:country-complex="none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Arial1" fo:font-size="12pt" fo:language="zxx" fo:country="none" officeooo:rsid="000ccec8" officeooo:paragraph-rsid="000ccec8" style:font-name-asian="Arial1" style:font-size-asian="12pt" style:language-asian="zxx" style:country-asian="none" style:font-name-complex="Arial1" style:font-size-complex="12pt" style:language-complex="zxx" style:country-complex="none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Arial1" fo:font-size="12pt" fo:language="zxx" fo:country="none" officeooo:rsid="000df62c" officeooo:paragraph-rsid="000df62c" style:font-name-asian="Arial1" style:font-size-asian="12pt" style:language-asian="zxx" style:country-asian="none" style:font-name-complex="Arial1" style:font-size-complex="12pt" style:language-complex="zxx" style:country-complex="none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ourier New" fo:font-size="14pt" fo:language="zxx" fo:country="none" officeooo:rsid="000df62c" officeooo:paragraph-rsid="000df62c" style:font-name-asian="Arial1" style:font-size-asian="14pt" style:language-asian="zxx" style:country-asian="none" style:font-name-complex="Arial1" style:font-size-complex="14pt" style:language-complex="zxx" style:country-complex="none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 fo:break-before="page" style:text-autospace="none"/>
      <style:text-properties style:font-name="Courier New" fo:font-size="14pt" fo:language="zxx" fo:country="none" officeooo:rsid="000df62c" officeooo:paragraph-rsid="000df62c" style:font-name-asian="Arial1" style:font-size-asian="14pt" style:language-asian="zxx" style:country-asian="none" style:font-name-complex="Arial1" style:font-size-complex="14pt" style:language-complex="zxx" style:country-complex="none"/>
    </style:style>
    <style:style style:name="P8" style:family="paragraph" style:parent-style-name="Table_20_Contents">
      <style:paragraph-properties fo:text-align="start" style:justify-single-word="false"/>
      <style:text-properties style:font-name="Arial1" fo:font-size="12pt" officeooo:rsid="000bd2b4" officeooo:paragraph-rsid="000bd2b4" style:font-name-asian="Arial1" style:font-size-asian="12pt" style:font-name-complex="Arial1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Arial1" fo:font-size="12pt" officeooo:rsid="000bd2b4" officeooo:paragraph-rsid="000df62c" style:font-name-asian="Arial1" style:font-size-asian="12pt" style:font-name-complex="Arial1" style:font-size-complex="12pt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Arial1" fo:font-size="10pt" fo:language="zxx" fo:country="none" officeooo:rsid="000f9457" officeooo:paragraph-rsid="000f9457" style:font-name-asian="Arial1" style:font-size-asian="10pt" style:language-asian="zxx" style:country-asian="none" style:font-name-complex="Arial1" style:font-size-complex="10pt" style:language-complex="zxx" style:country-complex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Field_0: [FIELD_0]</text:p>
      <text:p text:style-name="P10">Field_1: [FIELD_1]</text:p>
      <text:p text:style-name="P10">Field_2: [FIELD_2]</text:p>
      <text:p text:style-name="P10">Field_3: [FIELD_3]</text:p>
      <text:p text:style-name="P10">Field_4: [FIELD_4]</text:p>
      <text:p text:style-name="P10">Field_5: [FIELD_5]</text:p>
      <text:p text:style-name="P10">Field_6: [FIELD_6]</text:p>
      <text:p text:style-name="P10">Field_7: [FIELD_7]</text:p>
      <text:p text:style-name="P10">Field_8: [FIELD_8]</text:p>
      <text:p text:style-name="P10">Field_9: [FIELD_9]</text:p>
      <text:p text:style-name="P10">Field_10: [FIELD_10]</text:p>
      <text:p text:style-name="P10">Field_11: [FIELD_11]</text:p>
      <text:p text:style-name="P10">Field_12: [FIELD_12]</text:p>
      <text:p text:style-name="P10">Field_13: [FIELD_13]</text:p>
      <text:p text:style-name="P10">Field_14: [FIELD_14]</text:p>
      <text:p text:style-name="P10">Field_15: [FIELD_15]</text:p>
      <text:p text:style-name="P10">Field_16: [FIELD_16]</text:p>
      <text:p text:style-name="P10">Field_17: [FIELD_17]</text:p>
      <text:p text:style-name="P10">Field_18: [FIELD_18]</text:p>
      <text:p text:style-name="P10">Field_19: [FIELD_19]</text:p>
      <text:p text:style-name="P10">Field_20: [FIELD_20]</text:p>
      <text:p text:style-name="P10">Field_21: [FIELD_21]</text:p>
      <text:p text:style-name="P10">Field_22: [FIELD_22]</text:p>
      <text:p text:style-name="P10">Field_23: [FIELD_23]</text:p>
      <text:p text:style-name="P10">Field_24: [FIELD_24]</text:p>
      <text:p text:style-name="P10">Field_25: [FIELD_25]</text:p>
      <text:p text:style-name="P10">Field_26: [FIELD_26]</text:p>
      <text:p text:style-name="P10">Field_27: [FIELD_27]</text:p>
      <text:p text:style-name="P10">Field_28: [FIELD_28]</text:p>
      <text:p text:style-name="P10">Field_29: [FIELD_29]</text:p>
      <text:p text:style-name="P10">Field_30: [FIELD_30]</text:p>
      <text:p text:style-name="P10">Field_31: [FIELD_31]</text:p>
      <text:p text:style-name="P10">Field_32: [FIELD_32]</text:p>
      <text:p text:style-name="P10">Field_33: [FIELD_33]</text:p>
      <text:p text:style-name="P10">Field_34: [FIELD_34]</text:p>
      <text:p text:style-name="P10">Field_35: [FIELD_35]</text:p>
      <text:p text:style-name="P10">Field_36: [FIELD_36]</text:p>
      <text:p text:style-name="P10">Field_37: [FIELD_37]</text:p>
      <text:p text:style-name="P10">Field_38: [FIELD_38]</text:p>
      <text:p text:style-name="P10">Field_39: [FIELD_39]</text:p>
      <text:p text:style-name="P10">Field_40: [FIELD_40]</text:p>
      <text:p text:style-name="P10">Field_41: [FIELD_41]</text:p>
      <text:p text:style-name="P10">Field_42: [FIELD_42]</text:p>
      <text:p text:style-name="P10">Field_43: [FIELD_43]</text:p>
      <text:p text:style-name="P10">Field_44: [FIELD_44]</text:p>
      <text:p text:style-name="P10">Field_45: [FIELD_45]</text:p>
      <text:p text:style-name="P10">Field_46: [FIELD_46]</text:p>
      <text:p text:style-name="P10">Field_47: [FIELD_47]</text:p>
      <text:p text:style-name="P10">Field_48: [FIELD_48]</text:p>
      <text:p text:style-name="P10">Field_49: [FIELD_49]</text:p>
      <text:p text:style-name="P10">Field_50: [FIELD_50]</text:p>
      <text:p text:style-name="P10">Field_51: [FIELD_51]</text:p>
      <text:p text:style-name="P10">Field_52: [FIELD_52]</text:p>
      <text:p text:style-name="P10">Field_53: [FIELD_53]</text:p>
      <text:p text:style-name="P10">Field_54: [FIELD_54]</text:p>
      <text:p text:style-name="P10">Field_55: [FIELD_55]</text:p>
      <text:p text:style-name="P10">Field_56: [FIELD_56]</text:p>
      <text:p text:style-name="P10">Field_57: [FIELD_57]</text:p>
      <text:p text:style-name="P10">Field_58: [FIELD_58]</text:p>
      <text:p text:style-name="P10">Field_59: [FIELD_59]</text:p>
      <text:p text:style-name="P10">Field_60: [FIELD_60]</text:p>
      <text:p text:style-name="P10">Field_61: [FIELD_61]</text:p>
      <text:p text:style-name="P10">Field_62: [FIELD_62]</text:p>
      <text:p text:style-name="P10"><text:soft-page-break/>Field_63: [FIELD_63]</text:p>
      <text:p text:style-name="P10">Field_64: [FIELD_64]</text:p>
      <text:p text:style-name="P10">Field_65: [FIELD_65]</text:p>
      <text:p text:style-name="P10">Field_66: [FIELD_66]</text:p>
      <text:p text:style-name="P10">Field_67: [FIELD_67]</text:p>
      <text:p text:style-name="P10">Field_68: [FIELD_68]</text:p>
      <text:p text:style-name="P10">Field_69: [FIELD_69]</text:p>
      <text:p text:style-name="P10">Field_70: [FIELD_70]</text:p>
      <text:p text:style-name="P10">Field_71: [FIELD_71]</text:p>
      <text:p text:style-name="P10">Field_72: [FIELD_72]</text:p>
      <text:p text:style-name="P10">Field_73: [FIELD_73]</text:p>
      <text:p text:style-name="P10">Field_74: [FIELD_74]</text:p>
      <text:p text:style-name="P10">Field_75: [FIELD_75]</text:p>
      <text:p text:style-name="P10">Field_76: [FIELD_76]</text:p>
      <text:p text:style-name="P10">Field_77: [FIELD_77]</text:p>
      <text:p text:style-name="P10">Field_78: [FIELD_78]</text:p>
      <text:p text:style-name="P10">Field_79: [FIELD_79]</text:p>
      <text:p text:style-name="P10">Field_80: [FIELD_80]</text:p>
      <text:p text:style-name="P10">Field_81: [FIELD_81]</text:p>
      <text:p text:style-name="P10">Field_82: [FIELD_82]</text:p>
      <text:p text:style-name="P10">Field_83: [FIELD_83]</text:p>
      <text:p text:style-name="P10">Field_84: [FIELD_84]</text:p>
      <text:p text:style-name="P10">Field_85: [FIELD_85]</text:p>
      <text:p text:style-name="P10">Field_86: [FIELD_86]</text:p>
      <text:p text:style-name="P10">Field_87: [FIELD_87]</text:p>
      <text:p text:style-name="P10">Field_88: [FIELD_88]</text:p>
      <text:p text:style-name="P10">Field_89: [FIELD_89]</text:p>
      <text:p text:style-name="P10">Field_90: [FIELD_90]</text:p>
      <text:p text:style-name="P10">Field_91: [FIELD_91]</text:p>
      <text:p text:style-name="P10">Field_92: [FIELD_92]</text:p>
      <text:p text:style-name="P10">Field_93: [FIELD_93]</text:p>
      <text:p text:style-name="P10">Field_94: [FIELD_94]</text:p>
      <text:p text:style-name="P10">Field_95: [FIELD_95]</text:p>
      <text:p text:style-name="P10">Field_96: [FIELD_96]</text:p>
      <text:p text:style-name="P10">Field_97: [FIELD_97]</text:p>
      <text:p text:style-name="P10">Field_98: [FIELD_98]</text:p>
      <text:p text:style-name="P10">Field_99: [FIELD_99]</text:p>
      <text:p text:style-name="P10">Field_100: [FIELD_100]</text:p>
      <text:p text:style-name="P10">Field_101: [FIELD_101]</text:p>
      <text:p text:style-name="P10">Field_102: [FIELD_102]</text:p>
      <text:p text:style-name="P10">Field_103: [FIELD_103]</text:p>
      <text:p text:style-name="P10">Field_104: [FIELD_104]</text:p>
      <text:p text:style-name="P10">Field_105: [FIELD_105]</text:p>
      <text:p text:style-name="P10">Field_106: [FIELD_106]</text:p>
      <text:p text:style-name="P10">Field_107: [FIELD_107]</text:p>
      <text:p text:style-name="P10">Field_108: [FIELD_108]</text:p>
      <text:p text:style-name="P10">Field_109: [FIELD_109]</text:p>
      <text:p text:style-name="P10">Field_110: [FIELD_110]</text:p>
      <text:p text:style-name="P10">Field_111: [FIELD_111]</text:p>
      <text:p text:style-name="P10">Field_112: [FIELD_112]</text:p>
      <text:p text:style-name="P10">Field_113: [FIELD_113]</text:p>
      <text:p text:style-name="P10">Field_114: [FIELD_114]</text:p>
      <text:p text:style-name="P10">Field_115: [FIELD_115]</text:p>
      <text:p text:style-name="P10">Field_116: [FIELD_116]</text:p>
      <text:p text:style-name="P10">Field_117: [FIELD_117]</text:p>
      <text:p text:style-name="P10">Field_118: [FIELD_118]</text:p>
      <text:p text:style-name="P10">Field_119: [FIELD_119]</text:p>
      <text:p text:style-name="P10">Field_120: [FIELD_120]</text:p>
      <text:p text:style-name="P10">Field_121: [FIELD_121]</text:p>
      <text:p text:style-name="P10">Field_122: [FIELD_122]</text:p>
      <text:p text:style-name="P10">Field_123: [FIELD_123]</text:p>
      <text:p text:style-name="P10">Field_124: [FIELD_124]</text:p>
      <text:p text:style-name="P10">Field_125: [FIELD_125]</text:p>
      <text:p text:style-name="P10"><text:soft-page-break/>Field_126: [FIELD_126]</text:p>
      <text:p text:style-name="P10">Field_127: [FIELD_127]</text:p>
      <text:p text:style-name="P10">Field_128: [FIELD_128]</text:p>
      <text:p text:style-name="P10">Field_129: [FIELD_129]</text:p>
      <text:p text:style-name="P10">Field_130: [FIELD_130]</text:p>
      <text:p text:style-name="P10">Field_131: [FIELD_131]</text:p>
      <text:p text:style-name="P10">Field_132: [FIELD_132]</text:p>
      <text:p text:style-name="P10">Field_133: [FIELD_133]</text:p>
      <text:p text:style-name="P10">Field_134: [FIELD_134]</text:p>
      <text:p text:style-name="P10">Field_135: [FIELD_135]</text:p>
      <text:p text:style-name="P10">Field_136: [FIELD_136]</text:p>
      <text:p text:style-name="P10">Field_137: [FIELD_137]</text:p>
      <text:p text:style-name="P10">Field_138: [FIELD_138]</text:p>
      <text:p text:style-name="P10">Field_139: [FIELD_139]</text:p>
      <text:p text:style-name="P10">Field_140: [FIELD_140]</text:p>
      <text:p text:style-name="P10">Field_141: [FIELD_141]</text:p>
      <text:p text:style-name="P10">Field_142: [FIELD_142]</text:p>
      <text:p text:style-name="P10">Field_143: [FIELD_143]</text:p>
      <text:p text:style-name="P10">Field_144: [FIELD_144]</text:p>
      <text:p text:style-name="P10">Field_145: [FIELD_145]</text:p>
      <text:p text:style-name="P10">Field_146: [FIELD_146]</text:p>
      <text:p text:style-name="P10">Field_147: [FIELD_147]</text:p>
      <text:p text:style-name="P10">Field_148: [FIELD_148]</text:p>
      <text:p text:style-name="P10">Field_149: [FIELD_149]</text:p>
      <text:p text:style-name="P10">Field_150: [FIELD_150]</text:p>
      <text:p text:style-name="P10">Field_151: [FIELD_151]</text:p>
      <text:p text:style-name="P10">Field_152: [FIELD_152]</text:p>
      <text:p text:style-name="P10">Field_153: [FIELD_153]</text:p>
      <text:p text:style-name="P10">Field_154: [FIELD_154]</text:p>
      <text:p text:style-name="P10">Field_155: [FIELD_155]</text:p>
      <text:p text:style-name="P10">Field_156: [FIELD_156]</text:p>
      <text:p text:style-name="P10">Field_157: [FIELD_157]</text:p>
      <text:p text:style-name="P10">Field_158: [FIELD_158]</text:p>
      <text:p text:style-name="P10">Field_159: [FIELD_159]</text:p>
      <text:p text:style-name="P10">Field_160: [FIELD_160]</text:p>
      <text:p text:style-name="P10">Field_161: [FIELD_161]</text:p>
      <text:p text:style-name="P10">Field_162: [FIELD_162]</text:p>
      <text:p text:style-name="P10">Field_163: [FIELD_163]</text:p>
      <text:p text:style-name="P10">Field_164: [FIELD_164]</text:p>
      <text:p text:style-name="P10">Field_165: [FIELD_165]</text:p>
      <text:p text:style-name="P10">Field_166: [FIELD_166]</text:p>
      <text:p text:style-name="P10">Field_167: [FIELD_167]</text:p>
      <text:p text:style-name="P10">Field_168: [FIELD_168]</text:p>
      <text:p text:style-name="P10">Field_169: [FIELD_169]</text:p>
      <text:p text:style-name="P10">Field_170: [FIELD_170]</text:p>
      <text:p text:style-name="P10">Field_171: [FIELD_171]</text:p>
      <text:p text:style-name="P10">Field_172: [FIELD_172]</text:p>
      <text:p text:style-name="P10">Field_173: [FIELD_173]</text:p>
      <text:p text:style-name="P10">Field_174: [FIELD_174]</text:p>
      <text:p text:style-name="P10">Field_175: [FIELD_175]</text:p>
      <text:p text:style-name="P10">Field_176: [FIELD_176]</text:p>
      <text:p text:style-name="P10">Field_177: [FIELD_177]</text:p>
      <text:p text:style-name="P10">Field_178: [FIELD_178]</text:p>
      <text:p text:style-name="P10">Field_179: [FIELD_179]</text:p>
      <text:p text:style-name="P10">Field_180: [FIELD_180]</text:p>
      <text:p text:style-name="P10">Field_181: [FIELD_181]</text:p>
      <text:p text:style-name="P10">Field_182: [FIELD_182]</text:p>
      <text:p text:style-name="P10">Field_183: [FIELD_183]</text:p>
      <text:p text:style-name="P10">Field_184: [FIELD_184]</text:p>
      <text:p text:style-name="P10">Field_185: [FIELD_185]</text:p>
      <text:p text:style-name="P10">Field_186: [FIELD_186]</text:p>
      <text:p text:style-name="P10">Field_187: [FIELD_187]</text:p>
      <text:p text:style-name="P10">Field_188: [FIELD_188]</text:p>
      <text:p text:style-name="P10"><text:soft-page-break/>Field_189: [FIELD_189]</text:p>
      <text:p text:style-name="P10">Field_190: [FIELD_190]</text:p>
      <text:p text:style-name="P10">Field_191: [FIELD_191]</text:p>
      <text:p text:style-name="P10">Field_192: [FIELD_192]</text:p>
      <text:p text:style-name="P10">Field_193: [FIELD_193]</text:p>
      <text:p text:style-name="P10">Field_194: [FIELD_194]</text:p>
      <text:p text:style-name="P10">Field_195: [FIELD_195]</text:p>
      <text:p text:style-name="P10">Field_196: [FIELD_196]</text:p>
      <text:p text:style-name="P10">Field_197: [FIELD_197]</text:p>
      <text:p text:style-name="P10">Field_198: [FIELD_198]</text:p>
      <text:p text:style-name="P10">Field_199: [FIELD_199]</text:p>
      <text:p text:style-name="P10">Field_200: [FIELD_200]</text:p>
      <text:p text:style-name="P10">Field_201: [FIELD_201]</text:p>
      <text:p text:style-name="P10">Field_202: [FIELD_202]</text:p>
      <text:p text:style-name="P10">Field_203: [FIELD_203]</text:p>
      <text:p text:style-name="P10">Field_204: [FIELD_204]</text:p>
      <text:p text:style-name="P10">Field_205: [FIELD_205]</text:p>
      <text:p text:style-name="P10">Field_206: [FIELD_206]</text:p>
      <text:p text:style-name="P10">Field_207: [FIELD_207]</text:p>
      <text:p text:style-name="P10">Field_208: [FIELD_208]</text:p>
      <text:p text:style-name="P10">Field_209: [FIELD_209]</text:p>
      <text:p text:style-name="P10">Field_210: [FIELD_210]</text:p>
      <text:p text:style-name="P10">Field_211: [FIELD_211]</text:p>
      <text:p text:style-name="P10">Field_212: [FIELD_212]</text:p>
      <text:p text:style-name="P10">Field_213: [FIELD_213]</text:p>
      <text:p text:style-name="P10">Field_214: [FIELD_214]</text:p>
      <text:p text:style-name="P10">Field_215: [FIELD_215]</text:p>
      <text:p text:style-name="P10">Field_216: [FIELD_216]</text:p>
      <text:p text:style-name="P10">Field_217: [FIELD_217]</text:p>
      <text:p text:style-name="P10">Field_218: [FIELD_218]</text:p>
      <text:p text:style-name="P10">Field_219: [FIELD_219]</text:p>
      <text:p text:style-name="P10">Field_220: [FIELD_220]</text:p>
      <text:p text:style-name="P10">Field_221: [FIELD_221]</text:p>
      <text:p text:style-name="P10">Field_222: [FIELD_222]</text:p>
      <text:p text:style-name="P10">Field_223: [FIELD_223]</text:p>
      <text:p text:style-name="P10">Field_224: [FIELD_224]</text:p>
      <text:p text:style-name="P10">Field_225: [FIELD_225]</text:p>
      <text:p text:style-name="P10">Field_226: [FIELD_226]</text:p>
      <text:p text:style-name="P10">Field_227: [FIELD_227]</text:p>
      <text:p text:style-name="P10">Field_228: [FIELD_228]</text:p>
      <text:p text:style-name="P10">Field_229: [FIELD_229]</text:p>
      <text:p text:style-name="P10">Field_230: [FIELD_230]</text:p>
      <text:p text:style-name="P10">Field_231: [FIELD_231]</text:p>
      <text:p text:style-name="P10">Field_232: [FIELD_232]</text:p>
      <text:p text:style-name="P10">Field_233: [FIELD_233]</text:p>
      <text:p text:style-name="P10">Field_234: [FIELD_234]</text:p>
      <text:p text:style-name="P10">Field_235: [FIELD_235]</text:p>
      <text:p text:style-name="P10">Field_236: [FIELD_236]</text:p>
      <text:p text:style-name="P10">Field_237: [FIELD_237]</text:p>
      <text:p text:style-name="P10">Field_238: [FIELD_238]</text:p>
      <text:p text:style-name="P10">Field_239: [FIELD_239]</text:p>
      <text:p text:style-name="P10">Field_240: [FIELD_240]</text:p>
      <text:p text:style-name="P10">Field_241: [FIELD_241]</text:p>
      <text:p text:style-name="P10">Field_242: [FIELD_242]</text:p>
      <text:p text:style-name="P10">Field_243: [FIELD_243]</text:p>
      <text:p text:style-name="P10">Field_244: [FIELD_244]</text:p>
      <text:p text:style-name="P10">Field_245: [FIELD_245]</text:p>
      <text:p text:style-name="P10">Field_246: [FIELD_246]</text:p>
      <text:p text:style-name="P10">Field_247: [FIELD_247]</text:p>
      <text:p text:style-name="P10">Field_248: [FIELD_248]</text:p>
      <text:p text:style-name="P10">Field_249: [FIELD_249]</text:p>
      <text:p text:style-name="P10">Field_250: [FIELD_250]</text:p>
      <text:p text:style-name="P10">Field_251: [FIELD_251]</text:p>
      <text:p text:style-name="P10"><text:soft-page-break/>Field_252: [FIELD_252]</text:p>
      <text:p text:style-name="P10">Field_253: [FIELD_253]</text:p>
      <text:p text:style-name="P10">Field_254: [FIELD_254]</text:p>
      <text:p text:style-name="P10">Field_255: [FIELD_255]</text:p>
      <text:p text:style-name="P10">Field_256: [FIELD_256]</text:p>
      <text:p text:style-name="P10">Field_257: [FIELD_257]</text:p>
      <text:p text:style-name="P10">Field_258: [FIELD_258]</text:p>
      <text:p text:style-name="P10">Field_259: [FIELD_259]</text:p>
      <text:p text:style-name="P10">Field_260: [FIELD_260]</text:p>
      <text:p text:style-name="P10">Field_261: [FIELD_261]</text:p>
      <text:p text:style-name="P10">Field_262: [FIELD_262]</text:p>
      <text:p text:style-name="P10">Field_263: [FIELD_263]</text:p>
      <text:p text:style-name="P10">Field_264: [FIELD_264]</text:p>
      <text:p text:style-name="P10">Field_265: [FIELD_265]</text:p>
      <text:p text:style-name="P10">Field_266: [FIELD_266]</text:p>
      <text:p text:style-name="P10">Field_267: [FIELD_267]</text:p>
      <text:p text:style-name="P10">Field_268: [FIELD_268]</text:p>
      <text:p text:style-name="P10">Field_269: [FIELD_269]</text:p>
      <text:p text:style-name="P10">Field_270: [FIELD_270]</text:p>
      <text:p text:style-name="P10">Field_271: [FIELD_271]</text:p>
      <text:p text:style-name="P10">Field_272: [FIELD_272]</text:p>
      <text:p text:style-name="P10">Field_273: [FIELD_273]</text:p>
      <text:p text:style-name="P10">Field_274: [FIELD_274]</text:p>
      <text:p text:style-name="P10">Field_275: [FIELD_275]</text:p>
      <text:p text:style-name="P10">Field_276: [FIELD_276]</text:p>
      <text:p text:style-name="P10">Field_277: [FIELD_277]</text:p>
      <text:p text:style-name="P10">Field_278: [FIELD_278]</text:p>
      <text:p text:style-name="P10">Field_279: [FIELD_279]</text:p>
      <text:p text:style-name="P10">Field_280: [FIELD_280]</text:p>
      <text:p text:style-name="P10">Field_281: [FIELD_281]</text:p>
      <text:p text:style-name="P10">Field_282: [FIELD_282]</text:p>
      <text:p text:style-name="P10">Field_283: [FIELD_283]</text:p>
      <text:p text:style-name="P10">Field_284: [FIELD_284]</text:p>
      <text:p text:style-name="P10">Field_285: [FIELD_285]</text:p>
      <text:p text:style-name="P10">Field_286: [FIELD_286]</text:p>
      <text:p text:style-name="P10">Field_287: [FIELD_287]</text:p>
      <text:p text:style-name="P10">Field_288: [FIELD_288]</text:p>
      <text:p text:style-name="P10">Field_289: [FIELD_289]</text:p>
      <text:p text:style-name="P10">Field_290: [FIELD_290]</text:p>
      <text:p text:style-name="P10">Field_291: [FIELD_291]</text:p>
      <text:p text:style-name="P10">Field_292: [FIELD_292]</text:p>
      <text:p text:style-name="P10">Field_293: [FIELD_293]</text:p>
      <text:p text:style-name="P10">Field_294: [FIELD_294]</text:p>
      <text:p text:style-name="P10">Field_295: [FIELD_295]</text:p>
      <text:p text:style-name="P10">Field_296: [FIELD_296]</text:p>
      <text:p text:style-name="P10">Field_297: [FIELD_297]</text:p>
      <text:p text:style-name="P10">Field_298: [FIELD_298]</text:p>
      <text:p text:style-name="P10">Field_299: [FIELD_299]</text:p>
      <text:p text:style-name="P10">Field_300: [FIELD_300]</text:p>
      <text:p text:style-name="P10">Field_301: [FIELD_301]</text:p>
      <text:p text:style-name="P10">Field_302: [FIELD_302]</text:p>
      <text:p text:style-name="P10">Field_303: [FIELD_303]</text:p>
      <text:p text:style-name="P10">Field_304: [FIELD_304]</text:p>
      <text:p text:style-name="P10">Field_305: [FIELD_305]</text:p>
      <text:p text:style-name="P10">Field_306: [FIELD_306]</text:p>
      <text:p text:style-name="P10">Field_307: [FIELD_307]</text:p>
      <text:p text:style-name="P10">Field_308: [FIELD_308]</text:p>
      <text:p text:style-name="P10">Field_309: [FIELD_309]</text:p>
      <text:p text:style-name="P10">Field_310: [FIELD_310]</text:p>
      <text:p text:style-name="P10">Field_311: [FIELD_311]</text:p>
      <text:p text:style-name="P10">Field_312: [FIELD_312]</text:p>
      <text:p text:style-name="P10">Field_313: [FIELD_313]</text:p>
      <text:p text:style-name="P10">Field_314: [FIELD_314]</text:p>
      <text:p text:style-name="P10"><text:soft-page-break/>Field_315: [FIELD_315]</text:p>
      <text:p text:style-name="P10">Field_316: [FIELD_316]</text:p>
      <text:p text:style-name="P10">Field_317: [FIELD_317]</text:p>
      <text:p text:style-name="P10">Field_318: [FIELD_318]</text:p>
      <text:p text:style-name="P10">Field_319: [FIELD_319]</text:p>
      <text:p text:style-name="P10">Field_320: [FIELD_320]</text:p>
      <text:p text:style-name="P10">Field_321: [FIELD_321]</text:p>
      <text:p text:style-name="P10">Field_322: [FIELD_322]</text:p>
      <text:p text:style-name="P10">Field_323: [FIELD_323]</text:p>
      <text:p text:style-name="P10">Field_324: [FIELD_324]</text:p>
      <text:p text:style-name="P10">Field_325: [FIELD_325]</text:p>
      <text:p text:style-name="P10">Field_326: [FIELD_326]</text:p>
      <text:p text:style-name="P10">Field_327: [FIELD_327]</text:p>
      <text:p text:style-name="P10">Field_328: [FIELD_328]</text:p>
      <text:p text:style-name="P10">Field_329: [FIELD_329]</text:p>
      <text:p text:style-name="P10">Field_330: [FIELD_330]</text:p>
      <text:p text:style-name="P10">Field_331: [FIELD_331]</text:p>
      <text:p text:style-name="P10">Field_332: [FIELD_332]</text:p>
      <text:p text:style-name="P10">Field_333: [FIELD_333]</text:p>
      <text:p text:style-name="P10">Field_334: [FIELD_334]</text:p>
      <text:p text:style-name="P10">Field_335: [FIELD_335]</text:p>
      <text:p text:style-name="P10">Field_336: [FIELD_336]</text:p>
      <text:p text:style-name="P10">Field_337: [FIELD_337]</text:p>
      <text:p text:style-name="P10">Field_338: [FIELD_338]</text:p>
      <text:p text:style-name="P10">Field_339: [FIELD_339]</text:p>
      <text:p text:style-name="P10">Field_340: [FIELD_340]</text:p>
      <text:p text:style-name="P10">Field_341: [FIELD_341]</text:p>
      <text:p text:style-name="P10">Field_342: [FIELD_342]</text:p>
      <text:p text:style-name="P10">Field_343: [FIELD_343]</text:p>
      <text:p text:style-name="P10">Field_344: [FIELD_344]</text:p>
      <text:p text:style-name="P10">Field_345: [FIELD_345]</text:p>
      <text:p text:style-name="P10">Field_346: [FIELD_346]</text:p>
      <text:p text:style-name="P10">Field_347: [FIELD_347]</text:p>
      <text:p text:style-name="P10">Field_348: [FIELD_348]</text:p>
      <text:p text:style-name="P10">Field_349: [FIELD_349]</text:p>
      <text:p text:style-name="P10">Field_350: [FIELD_350]</text:p>
      <text:p text:style-name="P10">Field_351: [FIELD_351]</text:p>
      <text:p text:style-name="P10">Field_352: [FIELD_352]</text:p>
      <text:p text:style-name="P10">Field_353: [FIELD_353]</text:p>
      <text:p text:style-name="P10">Field_354: [FIELD_354]</text:p>
      <text:p text:style-name="P10">Field_355: [FIELD_355]</text:p>
      <text:p text:style-name="P10">Field_356: [FIELD_356]</text:p>
      <text:p text:style-name="P10">Field_357: [FIELD_357]</text:p>
      <text:p text:style-name="P10">Field_358: [FIELD_358]</text:p>
      <text:p text:style-name="P10">Field_359: [FIELD_359]</text:p>
      <text:p text:style-name="P10">Field_360: [FIELD_360]</text:p>
      <text:p text:style-name="P10">Field_361: [FIELD_361]</text:p>
      <text:p text:style-name="P10">Field_362: [FIELD_362]</text:p>
      <text:p text:style-name="P10">Field_363: [FIELD_363]</text:p>
      <text:p text:style-name="P10">Field_364: [FIELD_364]</text:p>
      <text:p text:style-name="P10">Field_365: [FIELD_365]</text:p>
      <text:p text:style-name="P10">Field_366: [FIELD_366]</text:p>
      <text:p text:style-name="P10">Field_367: [FIELD_367]</text:p>
      <text:p text:style-name="P10">Field_368: [FIELD_368]</text:p>
      <text:p text:style-name="P10">Field_369: [FIELD_369]</text:p>
      <text:p text:style-name="P10">Field_370: [FIELD_370]</text:p>
      <text:p text:style-name="P10">Field_371: [FIELD_371]</text:p>
      <text:p text:style-name="P10">Field_372: [FIELD_372]</text:p>
      <text:p text:style-name="P10">Field_373: [FIELD_373]</text:p>
      <text:p text:style-name="P10">Field_374: [FIELD_374]</text:p>
      <text:p text:style-name="P10">Field_375: [FIELD_375]</text:p>
      <text:p text:style-name="P10">Field_376: [FIELD_376]</text:p>
      <text:p text:style-name="P10">Field_377: [FIELD_377]</text:p>
      <text:p text:style-name="P10"><text:soft-page-break/>Field_378: [FIELD_378]</text:p>
      <text:p text:style-name="P10">Field_379: [FIELD_379]</text:p>
      <text:p text:style-name="P10">Field_380: [FIELD_380]</text:p>
      <text:p text:style-name="P10">Field_381: [FIELD_381]</text:p>
      <text:p text:style-name="P10">Field_382: [FIELD_382]</text:p>
      <text:p text:style-name="P10">Field_383: [FIELD_383]</text:p>
      <text:p text:style-name="P10">Field_384: [FIELD_384]</text:p>
      <text:p text:style-name="P10">Field_385: [FIELD_385]</text:p>
      <text:p text:style-name="P10">Field_386: [FIELD_386]</text:p>
      <text:p text:style-name="P10">Field_387: [FIELD_387]</text:p>
      <text:p text:style-name="P10">Field_388: [FIELD_388]</text:p>
      <text:p text:style-name="P10">Field_389: [FIELD_389]</text:p>
      <text:p text:style-name="P10">Field_390: [FIELD_390]</text:p>
      <text:p text:style-name="P10">Field_391: [FIELD_391]</text:p>
      <text:p text:style-name="P10">Field_392: [FIELD_392]</text:p>
      <text:p text:style-name="P10">Field_393: [FIELD_393]</text:p>
      <text:p text:style-name="P10">Field_394: [FIELD_394]</text:p>
      <text:p text:style-name="P10">Field_395: [FIELD_395]</text:p>
      <text:p text:style-name="P10">Field_396: [FIELD_396]</text:p>
      <text:p text:style-name="P10">Field_397: [FIELD_397]</text:p>
      <text:p text:style-name="P10">Field_398: [FIELD_398]</text:p>
      <text:p text:style-name="P10">Field_399: [FIELD_399]</text:p>
      <text:p text:style-name="P10">Field_400: [FIELD_400]</text:p>
      <text:p text:style-name="P10">Field_401: [FIELD_401]</text:p>
      <text:p text:style-name="P10">Field_402: [FIELD_402]</text:p>
      <text:p text:style-name="P10">Field_403: [FIELD_403]</text:p>
      <text:p text:style-name="P10">Field_404: [FIELD_404]</text:p>
      <text:p text:style-name="P10">Field_405: [FIELD_405]</text:p>
      <text:p text:style-name="P10">Field_406: [FIELD_406]</text:p>
      <text:p text:style-name="P10">Field_407: [FIELD_407]</text:p>
      <text:p text:style-name="P10">Field_408: [FIELD_408]</text:p>
      <text:p text:style-name="P10">Field_409: [FIELD_409]</text:p>
      <text:p text:style-name="P10">Field_410: [FIELD_410]</text:p>
      <text:p text:style-name="P10">Field_411: [FIELD_411]</text:p>
      <text:p text:style-name="P10">Field_412: [FIELD_412]</text:p>
      <text:p text:style-name="P10">Field_413: [FIELD_413]</text:p>
      <text:p text:style-name="P10">Field_414: [FIELD_414]</text:p>
      <text:p text:style-name="P10">Field_415: [FIELD_415]</text:p>
      <text:p text:style-name="P10">Field_416: [FIELD_416]</text:p>
      <text:p text:style-name="P10">Field_417: [FIELD_417]</text:p>
      <text:p text:style-name="P10">Field_418: [FIELD_418]</text:p>
      <text:p text:style-name="P10">Field_419: [FIELD_419]</text:p>
      <text:p text:style-name="P10">Field_420: [FIELD_420]</text:p>
      <text:p text:style-name="P10">Field_421: [FIELD_421]</text:p>
      <text:p text:style-name="P10">Field_422: [FIELD_422]</text:p>
      <text:p text:style-name="P10">Field_423: [FIELD_423]</text:p>
      <text:p text:style-name="P10">Field_424: [FIELD_424]</text:p>
      <text:p text:style-name="P10">Field_425: [FIELD_425]</text:p>
      <text:p text:style-name="P10">Field_426: [FIELD_426]</text:p>
      <text:p text:style-name="P10">Field_427: [FIELD_427]</text:p>
      <text:p text:style-name="P10">Field_428: [FIELD_428]</text:p>
      <text:p text:style-name="P10">Field_429: [FIELD_429]</text:p>
      <text:p text:style-name="P10">Field_430: [FIELD_430]</text:p>
      <text:p text:style-name="P10">Field_431: [FIELD_431]</text:p>
      <text:p text:style-name="P10">Field_432: [FIELD_432]</text:p>
      <text:p text:style-name="P10">Field_433: [FIELD_433]</text:p>
      <text:p text:style-name="P10">Field_434: [FIELD_434]</text:p>
      <text:p text:style-name="P10">Field_435: [FIELD_435]</text:p>
      <text:p text:style-name="P10">Field_436: [FIELD_436]</text:p>
      <text:p text:style-name="P10">Field_437: [FIELD_437]</text:p>
      <text:p text:style-name="P10">Field_438: [FIELD_438]</text:p>
      <text:p text:style-name="P10">Field_439: [FIELD_439]</text:p>
      <text:p text:style-name="P10">Field_440: [FIELD_440]</text:p>
      <text:p text:style-name="P10"><text:soft-page-break/>Field_441: [FIELD_441]</text:p>
      <text:p text:style-name="P10">Field_442: [FIELD_442]</text:p>
      <text:p text:style-name="P10">Field_443: [FIELD_443]</text:p>
      <text:p text:style-name="P10">Field_444: [FIELD_444]</text:p>
      <text:p text:style-name="P10">Field_445: [FIELD_445]</text:p>
      <text:p text:style-name="P10">Field_446: [FIELD_446]</text:p>
      <text:p text:style-name="P10">Field_447: [FIELD_447]</text:p>
      <text:p text:style-name="P10">Field_448: [FIELD_448]</text:p>
      <text:p text:style-name="P10">Field_449: [FIELD_449]</text:p>
      <text:p text:style-name="P10">Field_450: [FIELD_450]</text:p>
      <text:p text:style-name="P10">Field_451: [FIELD_451]</text:p>
      <text:p text:style-name="P10">Field_452: [FIELD_452]</text:p>
      <text:p text:style-name="P10">Field_453: [FIELD_453]</text:p>
      <text:p text:style-name="P10">Field_454: [FIELD_454]</text:p>
      <text:p text:style-name="P10">Field_455: [FIELD_455]</text:p>
      <text:p text:style-name="P10">Field_456: [FIELD_456]</text:p>
      <text:p text:style-name="P10">Field_457: [FIELD_457]</text:p>
      <text:p text:style-name="P10">Field_458: [FIELD_458]</text:p>
      <text:p text:style-name="P10">Field_459: [FIELD_459]</text:p>
      <text:p text:style-name="P10">Field_460: [FIELD_460]</text:p>
      <text:p text:style-name="P10">Field_461: [FIELD_461]</text:p>
      <text:p text:style-name="P10">Field_462: [FIELD_462]</text:p>
      <text:p text:style-name="P10">Field_463: [FIELD_463]</text:p>
      <text:p text:style-name="P10">Field_464: [FIELD_464]</text:p>
      <text:p text:style-name="P10">Field_465: [FIELD_465]</text:p>
      <text:p text:style-name="P10">Field_466: [FIELD_466]</text:p>
      <text:p text:style-name="P10">Field_467: [FIELD_467]</text:p>
      <text:p text:style-name="P10">Field_468: [FIELD_468]</text:p>
      <text:p text:style-name="P10">Field_469: [FIELD_469]</text:p>
      <text:p text:style-name="P10">Field_470: [FIELD_470]</text:p>
      <text:p text:style-name="P10">Field_471: [FIELD_471]</text:p>
      <text:p text:style-name="P10">Field_472: [FIELD_472]</text:p>
      <text:p text:style-name="P10">Field_473: [FIELD_473]</text:p>
      <text:p text:style-name="P10">Field_474: [FIELD_474]</text:p>
      <text:p text:style-name="P10">Field_475: [FIELD_475]</text:p>
      <text:p text:style-name="P10">Field_476: [FIELD_476]</text:p>
      <text:p text:style-name="P10">Field_477: [FIELD_477]</text:p>
      <text:p text:style-name="P10">Field_478: [FIELD_478]</text:p>
      <text:p text:style-name="P10">Field_479: [FIELD_479]</text:p>
      <text:p text:style-name="P10">Field_480: [FIELD_480]</text:p>
      <text:p text:style-name="P10">Field_481: [FIELD_481]</text:p>
      <text:p text:style-name="P10">Field_482: [FIELD_482]</text:p>
      <text:p text:style-name="P10">Field_483: [FIELD_483]</text:p>
      <text:p text:style-name="P10">Field_484: [FIELD_484]</text:p>
      <text:p text:style-name="P10">Field_485: [FIELD_485]</text:p>
      <text:p text:style-name="P10">Field_486: [FIELD_486]</text:p>
      <text:p text:style-name="P10">Field_487: [FIELD_487]</text:p>
      <text:p text:style-name="P10">Field_488: [FIELD_488]</text:p>
      <text:p text:style-name="P10">Field_489: [FIELD_489]</text:p>
      <text:p text:style-name="P10">Field_490: [FIELD_490]</text:p>
      <text:p text:style-name="P10">Field_491: [FIELD_491]</text:p>
      <text:p text:style-name="P10">Field_492: [FIELD_492]</text:p>
      <text:p text:style-name="P10">Field_493: [FIELD_493]</text:p>
      <text:p text:style-name="P10">Field_494: [FIELD_494]</text:p>
      <text:p text:style-name="P10">Field_495: [FIELD_495]</text:p>
      <text:p text:style-name="P10">Field_496: [FIELD_496]</text:p>
      <text:p text:style-name="P10">Field_497: [FIELD_497]</text:p>
      <text:p text:style-name="P10">Field_498: [FIELD_498]</text:p>
      <text:p text:style-name="P10">Field_499: [FIELD_499]</text:p>
      <text:p text:style-name="P10">Field_500: [FIELD_500]</text:p>
      <text:p text:style-name="P10">Field_501: [FIELD_501]</text:p>
      <text:p text:style-name="P10">Field_502: [FIELD_502]</text:p>
      <text:p text:style-name="P10">Field_503: [FIELD_503]</text:p>
      <text:p text:style-name="P10"><text:soft-page-break/>Field_504: [FIELD_504]</text:p>
      <text:p text:style-name="P10">Field_505: [FIELD_505]</text:p>
      <text:p text:style-name="P10">Field_506: [FIELD_506]</text:p>
      <text:p text:style-name="P10">Field_507: [FIELD_507]</text:p>
      <text:p text:style-name="P10">Field_508: [FIELD_508]</text:p>
      <text:p text:style-name="P10">Field_509: [FIELD_509]</text:p>
      <text:p text:style-name="P10">Field_510: [FIELD_510]</text:p>
      <text:p text:style-name="P10">Field_511: [FIELD_511]</text:p>
      <text:p text:style-name="P10">Field_512: [FIELD_512]</text:p>
      <text:p text:style-name="P10">Field_513: [FIELD_513]</text:p>
      <text:p text:style-name="P10">Field_514: [FIELD_514]</text:p>
      <text:p text:style-name="P10">Field_515: [FIELD_515]</text:p>
      <text:p text:style-name="P10">Field_516: [FIELD_516]</text:p>
      <text:p text:style-name="P10">Field_517: [FIELD_517]</text:p>
      <text:p text:style-name="P10">Field_518: [FIELD_518]</text:p>
      <text:p text:style-name="P10">Field_519: [FIELD_519]</text:p>
      <text:p text:style-name="P10">Field_520: [FIELD_520]</text:p>
      <text:p text:style-name="P10">Field_521: [FIELD_521]</text:p>
      <text:p text:style-name="P10">Field_522: [FIELD_522]</text:p>
      <text:p text:style-name="P10">Field_523: [FIELD_523]</text:p>
      <text:p text:style-name="P10">Field_524: [FIELD_524]</text:p>
      <text:p text:style-name="P10">Field_525: [FIELD_525]</text:p>
      <text:p text:style-name="P10">Field_526: [FIELD_526]</text:p>
      <text:p text:style-name="P10">Field_527: [FIELD_527]</text:p>
      <text:p text:style-name="P10">Field_528: [FIELD_528]</text:p>
      <text:p text:style-name="P10">Field_529: [FIELD_529]</text:p>
      <text:p text:style-name="P10">Field_530: [FIELD_530]</text:p>
      <text:p text:style-name="P10">Field_531: [FIELD_531]</text:p>
      <text:p text:style-name="P10">Field_532: [FIELD_532]</text:p>
      <text:p text:style-name="P10">Field_533: [FIELD_533]</text:p>
      <text:p text:style-name="P10">Field_534: [FIELD_534]</text:p>
      <text:p text:style-name="P10">Field_535: [FIELD_535]</text:p>
      <text:p text:style-name="P10">Field_536: [FIELD_536]</text:p>
      <text:p text:style-name="P10">Field_537: [FIELD_537]</text:p>
      <text:p text:style-name="P10">Field_538: [FIELD_538]</text:p>
      <text:p text:style-name="P10">Field_539: [FIELD_539]</text:p>
      <text:p text:style-name="P10">Field_540: [FIELD_540]</text:p>
      <text:p text:style-name="P10">Field_541: [FIELD_541]</text:p>
      <text:p text:style-name="P10">Field_542: [FIELD_542]</text:p>
      <text:p text:style-name="P10">Field_543: [FIELD_543]</text:p>
      <text:p text:style-name="P10">Field_544: [FIELD_544]</text:p>
      <text:p text:style-name="P10">Field_545: [FIELD_545]</text:p>
      <text:p text:style-name="P10">Field_546: [FIELD_546]</text:p>
      <text:p text:style-name="P10">Field_547: [FIELD_547]</text:p>
      <text:p text:style-name="P10">Field_548: [FIELD_548]</text:p>
      <text:p text:style-name="P10">Field_549: [FIELD_549]</text:p>
      <text:p text:style-name="P10">Field_550: [FIELD_550]</text:p>
      <text:p text:style-name="P10">Field_551: [FIELD_551]</text:p>
      <text:p text:style-name="P10">Field_552: [FIELD_552]</text:p>
      <text:p text:style-name="P10">Field_553: [FIELD_553]</text:p>
      <text:p text:style-name="P10">Field_554: [FIELD_554]</text:p>
      <text:p text:style-name="P10">Field_555: [FIELD_555]</text:p>
      <text:p text:style-name="P10">Field_556: [FIELD_556]</text:p>
      <text:p text:style-name="P10">Field_557: [FIELD_557]</text:p>
      <text:p text:style-name="P10">Field_558: [FIELD_558]</text:p>
      <text:p text:style-name="P10">Field_559: [FIELD_559]</text:p>
      <text:p text:style-name="P10">Field_560: [FIELD_560]</text:p>
      <text:p text:style-name="P10">Field_561: [FIELD_561]</text:p>
      <text:p text:style-name="P10">Field_562: [FIELD_562]</text:p>
      <text:p text:style-name="P10">Field_563: [FIELD_563]</text:p>
      <text:p text:style-name="P10">Field_564: [FIELD_564]</text:p>
      <text:p text:style-name="P10">Field_565: [FIELD_565]</text:p>
      <text:p text:style-name="P10">Field_566: [FIELD_566]</text:p>
      <text:p text:style-name="P10"><text:soft-page-break/>Field_567: [FIELD_567]</text:p>
      <text:p text:style-name="P10">Field_568: [FIELD_568]</text:p>
      <text:p text:style-name="P10">Field_569: [FIELD_569]</text:p>
      <text:p text:style-name="P10">Field_570: [FIELD_570]</text:p>
      <text:p text:style-name="P10">Field_571: [FIELD_571]</text:p>
      <text:p text:style-name="P10">Field_572: [FIELD_572]</text:p>
      <text:p text:style-name="P10">Field_573: [FIELD_573]</text:p>
      <text:p text:style-name="P10">Field_574: [FIELD_574]</text:p>
      <text:p text:style-name="P10">Field_575: [FIELD_575]</text:p>
      <text:p text:style-name="P10">Field_576: [FIELD_576]</text:p>
      <text:p text:style-name="P10">Field_577: [FIELD_577]</text:p>
      <text:p text:style-name="P10">Field_578: [FIELD_578]</text:p>
      <text:p text:style-name="P10">Field_579: [FIELD_579]</text:p>
      <text:p text:style-name="P10">Field_580: [FIELD_580]</text:p>
      <text:p text:style-name="P10">Field_581: [FIELD_581]</text:p>
      <text:p text:style-name="P10">Field_582: [FIELD_582]</text:p>
      <text:p text:style-name="P10">Field_583: [FIELD_583]</text:p>
      <text:p text:style-name="P10">Field_584: [FIELD_584]</text:p>
      <text:p text:style-name="P10">Field_585: [FIELD_585]</text:p>
      <text:p text:style-name="P10">Field_586: [FIELD_586]</text:p>
      <text:p text:style-name="P10">Field_587: [FIELD_587]</text:p>
      <text:p text:style-name="P10">Field_588: [FIELD_588]</text:p>
      <text:p text:style-name="P10">Field_589: [FIELD_589]</text:p>
      <text:p text:style-name="P10">Field_590: [FIELD_590]</text:p>
      <text:p text:style-name="P10">Field_591: [FIELD_591]</text:p>
      <text:p text:style-name="P10">Field_592: [FIELD_592]</text:p>
      <text:p text:style-name="P10">Field_593: [FIELD_593]</text:p>
      <text:p text:style-name="P10">Field_594: [FIELD_594]</text:p>
      <text:p text:style-name="P10">Field_595: [FIELD_595]</text:p>
      <text:p text:style-name="P10">Field_596: [FIELD_596]</text:p>
      <text:p text:style-name="P10">Field_597: [FIELD_597]</text:p>
      <text:p text:style-name="P10">Field_598: [FIELD_598]</text:p>
      <text:p text:style-name="P10">Field_599: [FIELD_599]</text:p>
      <text:p text:style-name="P10">Field_600: [FIELD_600]</text:p>
      <text:p text:style-name="P10">Field_601: [FIELD_601]</text:p>
      <text:p text:style-name="P10">Field_602: [FIELD_602]</text:p>
      <text:p text:style-name="P10">Field_603: [FIELD_603]</text:p>
      <text:p text:style-name="P10">Field_604: [FIELD_604]</text:p>
      <text:p text:style-name="P10">Field_605: [FIELD_605]</text:p>
      <text:p text:style-name="P10">Field_606: [FIELD_606]</text:p>
      <text:p text:style-name="P10">Field_607: [FIELD_607]</text:p>
      <text:p text:style-name="P10">Field_608: [FIELD_608]</text:p>
      <text:p text:style-name="P10">Field_609: [FIELD_609]</text:p>
      <text:p text:style-name="P10">Field_610: [FIELD_610]</text:p>
      <text:p text:style-name="P10">Field_611: [FIELD_611]</text:p>
      <text:p text:style-name="P10">Field_612: [FIELD_612]</text:p>
      <text:p text:style-name="P10">Field_613: [FIELD_613]</text:p>
      <text:p text:style-name="P10">Field_614: [FIELD_614]</text:p>
      <text:p text:style-name="P10">Field_615: [FIELD_615]</text:p>
      <text:p text:style-name="P10">Field_616: [FIELD_616]</text:p>
      <text:p text:style-name="P10">Field_617: [FIELD_617]</text:p>
      <text:p text:style-name="P10">Field_618: [FIELD_618]</text:p>
      <text:p text:style-name="P10">Field_619: [FIELD_619]</text:p>
      <text:p text:style-name="P10">Field_620: [FIELD_620]</text:p>
      <text:p text:style-name="P10">Field_621: [FIELD_621]</text:p>
      <text:p text:style-name="P10">Field_622: [FIELD_622]</text:p>
      <text:p text:style-name="P10">Field_623: [FIELD_623]</text:p>
      <text:p text:style-name="P10">Field_624: [FIELD_624]</text:p>
      <text:p text:style-name="P10">Field_625: [FIELD_625]</text:p>
      <text:p text:style-name="P10">Field_626: [FIELD_626]</text:p>
      <text:p text:style-name="P10">Field_627: [FIELD_627]</text:p>
      <text:p text:style-name="P10">Field_628: [FIELD_628]</text:p>
      <text:p text:style-name="P10">Field_629: [FIELD_629]</text:p>
      <text:p text:style-name="P10"><text:soft-page-break/>Field_630: [FIELD_630]</text:p>
      <text:p text:style-name="P10">Field_631: [FIELD_631]</text:p>
      <text:p text:style-name="P10">Field_632: [FIELD_632]</text:p>
      <text:p text:style-name="P10">Field_633: [FIELD_633]</text:p>
      <text:p text:style-name="P10">Field_634: [FIELD_634]</text:p>
      <text:p text:style-name="P10">Field_635: [FIELD_635]</text:p>
      <text:p text:style-name="P10">Field_636: [FIELD_636]</text:p>
      <text:p text:style-name="P10">Field_637: [FIELD_637]</text:p>
      <text:p text:style-name="P10">Field_638: [FIELD_638]</text:p>
      <text:p text:style-name="P10">Field_639: [FIELD_639]</text:p>
      <text:p text:style-name="P10">Field_640: [FIELD_640]</text:p>
      <text:p text:style-name="P10">Field_641: [FIELD_641]</text:p>
      <text:p text:style-name="P10">Field_642: [FIELD_642]</text:p>
      <text:p text:style-name="P10">Field_643: [FIELD_643]</text:p>
      <text:p text:style-name="P10">Field_644: [FIELD_644]</text:p>
      <text:p text:style-name="P10">Field_645: [FIELD_645]</text:p>
      <text:p text:style-name="P10">Field_646: [FIELD_646]</text:p>
      <text:p text:style-name="P10">Field_647: [FIELD_647]</text:p>
      <text:p text:style-name="P10">Field_648: [FIELD_648]</text:p>
      <text:p text:style-name="P10">Field_649: [FIELD_649]</text:p>
      <text:p text:style-name="P10">Field_650: [FIELD_650]</text:p>
      <text:p text:style-name="P10">Field_651: [FIELD_651]</text:p>
      <text:p text:style-name="P10">Field_652: [FIELD_652]</text:p>
      <text:p text:style-name="P10">Field_653: [FIELD_653]</text:p>
      <text:p text:style-name="P10">Field_654: [FIELD_654]</text:p>
      <text:p text:style-name="P10">Field_655: [FIELD_655]</text:p>
      <text:p text:style-name="P10">Field_656: [FIELD_656]</text:p>
      <text:p text:style-name="P10">Field_657: [FIELD_657]</text:p>
      <text:p text:style-name="P10">Field_658: [FIELD_658]</text:p>
      <text:p text:style-name="P10">Field_659: [FIELD_659]</text:p>
      <text:p text:style-name="P10">Field_660: [FIELD_660]</text:p>
      <text:p text:style-name="P10">Field_661: [FIELD_661]</text:p>
      <text:p text:style-name="P10">Field_662: [FIELD_662]</text:p>
      <text:p text:style-name="P10">Field_663: [FIELD_663]</text:p>
      <text:p text:style-name="P10">Field_664: [FIELD_664]</text:p>
      <text:p text:style-name="P10">Field_665: [FIELD_665]</text:p>
      <text:p text:style-name="P10">Field_666: [FIELD_666]</text:p>
      <text:p text:style-name="P10">Field_667: [FIELD_667]</text:p>
      <text:p text:style-name="P10">Field_668: [FIELD_668]</text:p>
      <text:p text:style-name="P10">Field_669: [FIELD_669]</text:p>
      <text:p text:style-name="P10">Field_670: [FIELD_670]</text:p>
      <text:p text:style-name="P10">Field_671: [FIELD_671]</text:p>
      <text:p text:style-name="P10">Field_672: [FIELD_672]</text:p>
      <text:p text:style-name="P10">Field_673: [FIELD_673]</text:p>
      <text:p text:style-name="P10">Field_674: [FIELD_674]</text:p>
      <text:p text:style-name="P10">Field_675: [FIELD_675]</text:p>
      <text:p text:style-name="P10">Field_676: [FIELD_676]</text:p>
      <text:p text:style-name="P10">Field_677: [FIELD_677]</text:p>
      <text:p text:style-name="P10">Field_678: [FIELD_678]</text:p>
      <text:p text:style-name="P10">Field_679: [FIELD_679]</text:p>
      <text:p text:style-name="P10">Field_680: [FIELD_680]</text:p>
      <text:p text:style-name="P10">Field_681: [FIELD_681]</text:p>
      <text:p text:style-name="P10">Field_682: [FIELD_682]</text:p>
      <text:p text:style-name="P10">Field_683: [FIELD_683]</text:p>
      <text:p text:style-name="P10">Field_684: [FIELD_684]</text:p>
      <text:p text:style-name="P10">Field_685: [FIELD_685]</text:p>
      <text:p text:style-name="P10">Field_686: [FIELD_686]</text:p>
      <text:p text:style-name="P10">Field_687: [FIELD_687]</text:p>
      <text:p text:style-name="P10">Field_688: [FIELD_688]</text:p>
      <text:p text:style-name="P10">Field_689: [FIELD_689]</text:p>
      <text:p text:style-name="P10">Field_690: [FIELD_690]</text:p>
      <text:p text:style-name="P10">Field_691: [FIELD_691]</text:p>
      <text:p text:style-name="P10">Field_692: [FIELD_692]</text:p>
      <text:p text:style-name="P10"><text:soft-page-break/>Field_693: [FIELD_693]</text:p>
      <text:p text:style-name="P10">Field_694: [FIELD_694]</text:p>
      <text:p text:style-name="P10">Field_695: [FIELD_695]</text:p>
      <text:p text:style-name="P10">Field_696: [FIELD_696]</text:p>
      <text:p text:style-name="P10">Field_697: [FIELD_697]</text:p>
      <text:p text:style-name="P10">Field_698: [FIELD_698]</text:p>
      <text:p text:style-name="P10">Field_699: [FIELD_699]</text:p>
      <text:p text:style-name="P10">Field_700: [FIELD_700]</text:p>
      <text:p text:style-name="P10">Field_701: [FIELD_701]</text:p>
      <text:p text:style-name="P10">Field_702: [FIELD_702]</text:p>
      <text:p text:style-name="P10">Field_703: [FIELD_703]</text:p>
      <text:p text:style-name="P10">Field_704: [FIELD_704]</text:p>
      <text:p text:style-name="P10">Field_705: [FIELD_705]</text:p>
      <text:p text:style-name="P10">Field_706: [FIELD_706]</text:p>
      <text:p text:style-name="P10">Field_707: [FIELD_707]</text:p>
      <text:p text:style-name="P10">Field_708: [FIELD_708]</text:p>
      <text:p text:style-name="P10">Field_709: [FIELD_709]</text:p>
      <text:p text:style-name="P10">Field_710: [FIELD_710]</text:p>
      <text:p text:style-name="P10">Field_711: [FIELD_711]</text:p>
      <text:p text:style-name="P10">Field_712: [FIELD_712]</text:p>
      <text:p text:style-name="P10">Field_713: [FIELD_713]</text:p>
      <text:p text:style-name="P10">Field_714: [FIELD_714]</text:p>
      <text:p text:style-name="P10">Field_715: [FIELD_715]</text:p>
      <text:p text:style-name="P10">Field_716: [FIELD_716]</text:p>
      <text:p text:style-name="P10">Field_717: [FIELD_717]</text:p>
      <text:p text:style-name="P10">Field_718: [FIELD_718]</text:p>
      <text:p text:style-name="P10">Field_719: [FIELD_719]</text:p>
      <text:p text:style-name="P10">Field_720: [FIELD_720]</text:p>
      <text:p text:style-name="P10">Field_721: [FIELD_721]</text:p>
      <text:p text:style-name="P10">Field_722: [FIELD_722]</text:p>
      <text:p text:style-name="P10">Field_723: [FIELD_723]</text:p>
      <text:p text:style-name="P10">Field_724: [FIELD_724]</text:p>
      <text:p text:style-name="P10">Field_725: [FIELD_725]</text:p>
      <text:p text:style-name="P10">Field_726: [FIELD_726]</text:p>
      <text:p text:style-name="P10">Field_727: [FIELD_727]</text:p>
      <text:p text:style-name="P10">Field_728: [FIELD_728]</text:p>
      <text:p text:style-name="P10">Field_729: [FIELD_729]</text:p>
      <text:p text:style-name="P10">Field_730: [FIELD_730]</text:p>
      <text:p text:style-name="P10">Field_731: [FIELD_731]</text:p>
      <text:p text:style-name="P10">Field_732: [FIELD_732]</text:p>
      <text:p text:style-name="P10">Field_733: [FIELD_733]</text:p>
      <text:p text:style-name="P10">Field_734: [FIELD_734]</text:p>
      <text:p text:style-name="P10">Field_735: [FIELD_735]</text:p>
      <text:p text:style-name="P10">Field_736: [FIELD_736]</text:p>
      <text:p text:style-name="P10">Field_737: [FIELD_737]</text:p>
      <text:p text:style-name="P10">Field_738: [FIELD_738]</text:p>
      <text:p text:style-name="P10">Field_739: [FIELD_739]</text:p>
      <text:p text:style-name="P10">Field_740: [FIELD_740]</text:p>
      <text:p text:style-name="P10">Field_741: [FIELD_741]</text:p>
      <text:p text:style-name="P10">Field_742: [FIELD_742]</text:p>
      <text:p text:style-name="P10">Field_743: [FIELD_743]</text:p>
      <text:p text:style-name="P10">Field_744: [FIELD_744]</text:p>
      <text:p text:style-name="P10">Field_745: [FIELD_745]</text:p>
      <text:p text:style-name="P10">Field_746: [FIELD_746]</text:p>
      <text:p text:style-name="P10">Field_747: [FIELD_747]</text:p>
      <text:p text:style-name="P10">Field_748: [FIELD_748]</text:p>
      <text:p text:style-name="P10">Field_749: [FIELD_749]</text:p>
      <text:p text:style-name="P10">Field_750: [FIELD_750]</text:p>
      <text:p text:style-name="P10">Field_751: [FIELD_751]</text:p>
      <text:p text:style-name="P10">Field_752: [FIELD_752]</text:p>
      <text:p text:style-name="P10">Field_753: [FIELD_753]</text:p>
      <text:p text:style-name="P10">Field_754: [FIELD_754]</text:p>
      <text:p text:style-name="P10">Field_755: [FIELD_755]</text:p>
      <text:p text:style-name="P10"><text:soft-page-break/>Field_756: [FIELD_756]</text:p>
      <text:p text:style-name="P10">Field_757: [FIELD_757]</text:p>
      <text:p text:style-name="P10">Field_758: [FIELD_758]</text:p>
      <text:p text:style-name="P10">Field_759: [FIELD_759]</text:p>
      <text:p text:style-name="P10">Field_760: [FIELD_760]</text:p>
      <text:p text:style-name="P10">Field_761: [FIELD_761]</text:p>
      <text:p text:style-name="P10">Field_762: [FIELD_762]</text:p>
      <text:p text:style-name="P10">Field_763: [FIELD_763]</text:p>
      <text:p text:style-name="P10">Field_764: [FIELD_764]</text:p>
      <text:p text:style-name="P10">Field_765: [FIELD_765]</text:p>
      <text:p text:style-name="P10">Field_766: [FIELD_766]</text:p>
      <text:p text:style-name="P10">Field_767: [FIELD_767]</text:p>
      <text:p text:style-name="P10">Field_768: [FIELD_768]</text:p>
      <text:p text:style-name="P10">Field_769: [FIELD_769]</text:p>
      <text:p text:style-name="P10">Field_770: [FIELD_770]</text:p>
      <text:p text:style-name="P10">Field_771: [FIELD_771]</text:p>
      <text:p text:style-name="P10">Field_772: [FIELD_772]</text:p>
      <text:p text:style-name="P10">Field_773: [FIELD_773]</text:p>
      <text:p text:style-name="P10">Field_774: [FIELD_774]</text:p>
      <text:p text:style-name="P10">Field_775: [FIELD_775]</text:p>
      <text:p text:style-name="P10">Field_776: [FIELD_776]</text:p>
      <text:p text:style-name="P10">Field_777: [FIELD_777]</text:p>
      <text:p text:style-name="P10">Field_778: [FIELD_778]</text:p>
      <text:p text:style-name="P10">Field_779: [FIELD_779]</text:p>
      <text:p text:style-name="P10">Field_780: [FIELD_780]</text:p>
      <text:p text:style-name="P10">Field_781: [FIELD_781]</text:p>
      <text:p text:style-name="P10">Field_782: [FIELD_782]</text:p>
      <text:p text:style-name="P10">Field_783: [FIELD_783]</text:p>
      <text:p text:style-name="P10">Field_784: [FIELD_784]</text:p>
      <text:p text:style-name="P10">Field_785: [FIELD_785]</text:p>
      <text:p text:style-name="P10">Field_786: [FIELD_786]</text:p>
      <text:p text:style-name="P10">Field_787: [FIELD_787]</text:p>
      <text:p text:style-name="P10">Field_788: [FIELD_788]</text:p>
      <text:p text:style-name="P10">Field_789: [FIELD_789]</text:p>
      <text:p text:style-name="P10">Field_790: [FIELD_790]</text:p>
      <text:p text:style-name="P10">Field_791: [FIELD_791]</text:p>
      <text:p text:style-name="P10">Field_792: [FIELD_792]</text:p>
      <text:p text:style-name="P10">Field_793: [FIELD_793]</text:p>
      <text:p text:style-name="P10">Field_794: [FIELD_794]</text:p>
      <text:p text:style-name="P10">Field_795: [FIELD_795]</text:p>
      <text:p text:style-name="P10">Field_796: [FIELD_796]</text:p>
      <text:p text:style-name="P10">Field_797: [FIELD_797]</text:p>
      <text:p text:style-name="P10">Field_798: [FIELD_798]</text:p>
      <text:p text:style-name="P10">Field_799: [FIELD_799]</text:p>
      <text:p text:style-name="P10">Field_800: [FIELD_800]</text:p>
      <text:p text:style-name="P10">Field_801: [FIELD_801]</text:p>
      <text:p text:style-name="P10">Field_802: [FIELD_802]</text:p>
      <text:p text:style-name="P10">Field_803: [FIELD_803]</text:p>
      <text:p text:style-name="P10">Field_804: [FIELD_804]</text:p>
      <text:p text:style-name="P10">Field_805: [FIELD_805]</text:p>
      <text:p text:style-name="P10">Field_806: [FIELD_806]</text:p>
      <text:p text:style-name="P10">Field_807: [FIELD_807]</text:p>
      <text:p text:style-name="P10">Field_808: [FIELD_808]</text:p>
      <text:p text:style-name="P10">Field_809: [FIELD_809]</text:p>
      <text:p text:style-name="P10">Field_810: [FIELD_810]</text:p>
      <text:p text:style-name="P10">Field_811: [FIELD_811]</text:p>
      <text:p text:style-name="P10">Field_812: [FIELD_812]</text:p>
      <text:p text:style-name="P10">Field_813: [FIELD_813]</text:p>
      <text:p text:style-name="P10">Field_814: [FIELD_814]</text:p>
      <text:p text:style-name="P10">Field_815: [FIELD_815]</text:p>
      <text:p text:style-name="P10">Field_816: [FIELD_816]</text:p>
      <text:p text:style-name="P10">Field_817: [FIELD_817]</text:p>
      <text:p text:style-name="P10">Field_818: [FIELD_818]</text:p>
      <text:p text:style-name="P10"><text:soft-page-break/>Field_819: [FIELD_819]</text:p>
      <text:p text:style-name="P10">Field_820: [FIELD_820]</text:p>
      <text:p text:style-name="P10">Field_821: [FIELD_821]</text:p>
      <text:p text:style-name="P10">Field_822: [FIELD_822]</text:p>
      <text:p text:style-name="P10">Field_823: [FIELD_823]</text:p>
      <text:p text:style-name="P10">Field_824: [FIELD_824]</text:p>
      <text:p text:style-name="P10">Field_825: [FIELD_825]</text:p>
      <text:p text:style-name="P10">Field_826: [FIELD_826]</text:p>
      <text:p text:style-name="P10">Field_827: [FIELD_827]</text:p>
      <text:p text:style-name="P10">Field_828: [FIELD_828]</text:p>
      <text:p text:style-name="P10">Field_829: [FIELD_829]</text:p>
      <text:p text:style-name="P10">Field_830: [FIELD_830]</text:p>
      <text:p text:style-name="P10">Field_831: [FIELD_831]</text:p>
      <text:p text:style-name="P10">Field_832: [FIELD_832]</text:p>
      <text:p text:style-name="P10">Field_833: [FIELD_833]</text:p>
      <text:p text:style-name="P10">Field_834: [FIELD_834]</text:p>
      <text:p text:style-name="P10">Field_835: [FIELD_835]</text:p>
      <text:p text:style-name="P10">Field_836: [FIELD_836]</text:p>
      <text:p text:style-name="P10">Field_837: [FIELD_837]</text:p>
      <text:p text:style-name="P10">Field_838: [FIELD_838]</text:p>
      <text:p text:style-name="P10">Field_839: [FIELD_839]</text:p>
      <text:p text:style-name="P10">Field_840: [FIELD_840]</text:p>
      <text:p text:style-name="P10">Field_841: [FIELD_841]</text:p>
      <text:p text:style-name="P10">Field_842: [FIELD_842]</text:p>
      <text:p text:style-name="P10">Field_843: [FIELD_843]</text:p>
      <text:p text:style-name="P10">Field_844: [FIELD_844]</text:p>
      <text:p text:style-name="P10">Field_845: [FIELD_845]</text:p>
      <text:p text:style-name="P10">Field_846: [FIELD_846]</text:p>
      <text:p text:style-name="P10">Field_847: [FIELD_847]</text:p>
      <text:p text:style-name="P10">Field_848: [FIELD_848]</text:p>
      <text:p text:style-name="P10">Field_849: [FIELD_849]</text:p>
      <text:p text:style-name="P10">Field_850: [FIELD_850]</text:p>
      <text:p text:style-name="P10">Field_851: [FIELD_851]</text:p>
      <text:p text:style-name="P10">Field_852: [FIELD_852]</text:p>
      <text:p text:style-name="P10">Field_853: [FIELD_853]</text:p>
      <text:p text:style-name="P10">Field_854: [FIELD_854]</text:p>
      <text:p text:style-name="P10">Field_855: [FIELD_855]</text:p>
      <text:p text:style-name="P10">Field_856: [FIELD_856]</text:p>
      <text:p text:style-name="P10">Field_857: [FIELD_857]</text:p>
      <text:p text:style-name="P10">Field_858: [FIELD_858]</text:p>
      <text:p text:style-name="P10">Field_859: [FIELD_859]</text:p>
      <text:p text:style-name="P10">Field_860: [FIELD_860]</text:p>
      <text:p text:style-name="P10">Field_861: [FIELD_861]</text:p>
      <text:p text:style-name="P10">Field_862: [FIELD_862]</text:p>
      <text:p text:style-name="P10">Field_863: [FIELD_863]</text:p>
      <text:p text:style-name="P10">Field_864: [FIELD_864]</text:p>
      <text:p text:style-name="P10">Field_865: [FIELD_865]</text:p>
      <text:p text:style-name="P10">Field_866: [FIELD_866]</text:p>
      <text:p text:style-name="P10">Field_867: [FIELD_867]</text:p>
      <text:p text:style-name="P10">Field_868: [FIELD_868]</text:p>
      <text:p text:style-name="P10">Field_869: [FIELD_869]</text:p>
      <text:p text:style-name="P10">Field_870: [FIELD_870]</text:p>
      <text:p text:style-name="P10">Field_871: [FIELD_871]</text:p>
      <text:p text:style-name="P10">Field_872: [FIELD_872]</text:p>
      <text:p text:style-name="P10">Field_873: [FIELD_873]</text:p>
      <text:p text:style-name="P10">Field_874: [FIELD_874]</text:p>
      <text:p text:style-name="P10">Field_875: [FIELD_875]</text:p>
      <text:p text:style-name="P10">Field_876: [FIELD_876]</text:p>
      <text:p text:style-name="P10">Field_877: [FIELD_877]</text:p>
      <text:p text:style-name="P10">Field_878: [FIELD_878]</text:p>
      <text:p text:style-name="P10">Field_879: [FIELD_879]</text:p>
      <text:p text:style-name="P10">Field_880: [FIELD_880]</text:p>
      <text:p text:style-name="P10">Field_881: [FIELD_881]</text:p>
      <text:p text:style-name="P10"><text:soft-page-break/>Field_882: [FIELD_882]</text:p>
      <text:p text:style-name="P10">Field_883: [FIELD_883]</text:p>
      <text:p text:style-name="P10">Field_884: [FIELD_884]</text:p>
      <text:p text:style-name="P10">Field_885: [FIELD_885]</text:p>
      <text:p text:style-name="P10">Field_886: [FIELD_886]</text:p>
      <text:p text:style-name="P10">Field_887: [FIELD_887]</text:p>
      <text:p text:style-name="P10">Field_888: [FIELD_888]</text:p>
      <text:p text:style-name="P10">Field_889: [FIELD_889]</text:p>
      <text:p text:style-name="P10">Field_890: [FIELD_890]</text:p>
      <text:p text:style-name="P10">Field_891: [FIELD_891]</text:p>
      <text:p text:style-name="P10">Field_892: [FIELD_892]</text:p>
      <text:p text:style-name="P10">Field_893: [FIELD_893]</text:p>
      <text:p text:style-name="P10">Field_894: [FIELD_894]</text:p>
      <text:p text:style-name="P10">Field_895: [FIELD_895]</text:p>
      <text:p text:style-name="P10">Field_896: [FIELD_896]</text:p>
      <text:p text:style-name="P10">Field_897: [FIELD_897]</text:p>
      <text:p text:style-name="P10">Field_898: [FIELD_898]</text:p>
      <text:p text:style-name="P10">Field_899: [FIELD_899]</text:p>
      <text:p text:style-name="P10">Field_900: [FIELD_900]</text:p>
      <text:p text:style-name="P10">Field_901: [FIELD_901]</text:p>
      <text:p text:style-name="P10">Field_902: [FIELD_902]</text:p>
      <text:p text:style-name="P10">Field_903: [FIELD_903]</text:p>
      <text:p text:style-name="P10">Field_904: [FIELD_904]</text:p>
      <text:p text:style-name="P10">Field_905: [FIELD_905]</text:p>
      <text:p text:style-name="P10">Field_906: [FIELD_906]</text:p>
      <text:p text:style-name="P10">Field_907: [FIELD_907]</text:p>
      <text:p text:style-name="P10">Field_908: [FIELD_908]</text:p>
      <text:p text:style-name="P10">Field_909: [FIELD_909]</text:p>
      <text:p text:style-name="P10">Field_910: [FIELD_910]</text:p>
      <text:p text:style-name="P10">Field_911: [FIELD_911]</text:p>
      <text:p text:style-name="P10">Field_912: [FIELD_912]</text:p>
      <text:p text:style-name="P10">Field_913: [FIELD_913]</text:p>
      <text:p text:style-name="P10">Field_914: [FIELD_914]</text:p>
      <text:p text:style-name="P10">Field_915: [FIELD_915]</text:p>
      <text:p text:style-name="P10">Field_916: [FIELD_916]</text:p>
      <text:p text:style-name="P10">Field_917: [FIELD_917]</text:p>
      <text:p text:style-name="P10">Field_918: [FIELD_918]</text:p>
      <text:p text:style-name="P10">Field_919: [FIELD_919]</text:p>
      <text:p text:style-name="P10">Field_920: [FIELD_920]</text:p>
      <text:p text:style-name="P10">Field_921: [FIELD_921]</text:p>
      <text:p text:style-name="P10">Field_922: [FIELD_922]</text:p>
      <text:p text:style-name="P10">Field_923: [FIELD_923]</text:p>
      <text:p text:style-name="P10">Field_924: [FIELD_924]</text:p>
      <text:p text:style-name="P10">Field_925: [FIELD_925]</text:p>
      <text:p text:style-name="P10">Field_926: [FIELD_926]</text:p>
      <text:p text:style-name="P10">Field_927: [FIELD_927]</text:p>
      <text:p text:style-name="P10">Field_928: [FIELD_928]</text:p>
      <text:p text:style-name="P10">Field_929: [FIELD_929]</text:p>
      <text:p text:style-name="P10">Field_930: [FIELD_930]</text:p>
      <text:p text:style-name="P10">Field_931: [FIELD_931]</text:p>
      <text:p text:style-name="P10">Field_932: [FIELD_932]</text:p>
      <text:p text:style-name="P10">Field_933: [FIELD_933]</text:p>
      <text:p text:style-name="P10">Field_934: [FIELD_934]</text:p>
      <text:p text:style-name="P10">Field_935: [FIELD_935]</text:p>
      <text:p text:style-name="P10">Field_936: [FIELD_936]</text:p>
      <text:p text:style-name="P10">Field_937: [FIELD_937]</text:p>
      <text:p text:style-name="P10">Field_938: [FIELD_938]</text:p>
      <text:p text:style-name="P10">Field_939: [FIELD_939]</text:p>
      <text:p text:style-name="P10">Field_940: [FIELD_940]</text:p>
      <text:p text:style-name="P10">Field_941: [FIELD_941]</text:p>
      <text:p text:style-name="P10">Field_942: [FIELD_942]</text:p>
      <text:p text:style-name="P10">Field_943: [FIELD_943]</text:p>
      <text:p text:style-name="P10">Field_944: [FIELD_944]</text:p>
      <text:p text:style-name="P10"><text:soft-page-break/>Field_945: [FIELD_945]</text:p>
      <text:p text:style-name="P10">Field_946: [FIELD_946]</text:p>
      <text:p text:style-name="P10">Field_947: [FIELD_947]</text:p>
      <text:p text:style-name="P10">Field_948: [FIELD_948]</text:p>
      <text:p text:style-name="P10">Field_949: [FIELD_949]</text:p>
      <text:p text:style-name="P10">Field_950: [FIELD_950]</text:p>
      <text:p text:style-name="P10">Field_951: [FIELD_951]</text:p>
      <text:p text:style-name="P10">Field_952: [FIELD_952]</text:p>
      <text:p text:style-name="P10">Field_953: [FIELD_953]</text:p>
      <text:p text:style-name="P10">Field_954: [FIELD_954]</text:p>
      <text:p text:style-name="P10">Field_955: [FIELD_955]</text:p>
      <text:p text:style-name="P10">Field_956: [FIELD_956]</text:p>
      <text:p text:style-name="P10">Field_957: [FIELD_957]</text:p>
      <text:p text:style-name="P10">Field_958: [FIELD_958]</text:p>
      <text:p text:style-name="P10">Field_959: [FIELD_959]</text:p>
      <text:p text:style-name="P10">Field_960: [FIELD_960]</text:p>
      <text:p text:style-name="P10">Field_961: [FIELD_961]</text:p>
      <text:p text:style-name="P10">Field_962: [FIELD_962]</text:p>
      <text:p text:style-name="P10">Field_963: [FIELD_963]</text:p>
      <text:p text:style-name="P10">Field_964: [FIELD_964]</text:p>
      <text:p text:style-name="P10">Field_965: [FIELD_965]</text:p>
      <text:p text:style-name="P10">Field_966: [FIELD_966]</text:p>
      <text:p text:style-name="P10">Field_967: [FIELD_967]</text:p>
      <text:p text:style-name="P10">Field_968: [FIELD_968]</text:p>
      <text:p text:style-name="P10">Field_969: [FIELD_969]</text:p>
      <text:p text:style-name="P10">Field_970: [FIELD_970]</text:p>
      <text:p text:style-name="P10">Field_971: [FIELD_971]</text:p>
      <text:p text:style-name="P10">Field_972: [FIELD_972]</text:p>
      <text:p text:style-name="P10">Field_973: [FIELD_973]</text:p>
      <text:p text:style-name="P10">Field_974: [FIELD_974]</text:p>
      <text:p text:style-name="P10">Field_975: [FIELD_975]</text:p>
      <text:p text:style-name="P10">Field_976: [FIELD_976]</text:p>
      <text:p text:style-name="P10">Field_977: [FIELD_977]</text:p>
      <text:p text:style-name="P10">Field_978: [FIELD_978]</text:p>
      <text:p text:style-name="P10">Field_979: [FIELD_979]</text:p>
      <text:p text:style-name="P10">Field_980: [FIELD_980]</text:p>
      <text:p text:style-name="P10">Field_981: [FIELD_981]</text:p>
      <text:p text:style-name="P10">Field_982: [FIELD_982]</text:p>
      <text:p text:style-name="P10">Field_983: [FIELD_983]</text:p>
      <text:p text:style-name="P10">Field_984: [FIELD_984]</text:p>
      <text:p text:style-name="P10">Field_985: [FIELD_985]</text:p>
      <text:p text:style-name="P10">Field_986: [FIELD_986]</text:p>
      <text:p text:style-name="P10">Field_987: [FIELD_987]</text:p>
      <text:p text:style-name="P10">Field_988: [FIELD_988]</text:p>
      <text:p text:style-name="P10">Field_989: [FIELD_989]</text:p>
      <text:p text:style-name="P10">Field_990: [FIELD_990]</text:p>
      <text:p text:style-name="P10">Field_991: [FIELD_991]</text:p>
      <text:p text:style-name="P10">Field_992: [FIELD_992]</text:p>
      <text:p text:style-name="P10">Field_993: [FIELD_993]</text:p>
      <text:p text:style-name="P10">Field_994: [FIELD_994]</text:p>
      <text:p text:style-name="P10">Field_995: [FIELD_995]</text:p>
      <text:p text:style-name="P10">Field_996: [FIELD_996]</text:p>
      <text:p text:style-name="P10">Field_997: [FIELD_997]</text:p>
      <text:p text:style-name="P10">Field_998: [FIELD_998]</text:p>
      <text:p text:style-name="P10">Field_999: [FIELD_999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Title" style:family="paragraph" style:parent-style-name="Standard" style:next-style-name="Text_20_body" style:class="chapter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e" style:family="paragraph" style:parent-style-name="Standard" style:master-page-name="">
      <style:paragraph-properties fo:margin-left="1.7717in" fo:margin-right="0in" fo:margin-top="0in" fo:margin-bottom="0.0783in" loext:contextual-spacing="false" fo:text-align="justify" style:justify-single-word="false" fo:text-indent="0in" style:auto-text-indent="false" style:page-number="auto"/>
      <style:text-properties fo:font-size="9pt" fo:language="zxx" fo:country="none"/>
    </style:style>
    <style:style style:name="bold" style:family="text">
      <style:text-properties fo:font-weight="bold"/>
    </style:style>
    <style:style style:name="italic" style:family="text">
      <style:text-properties fo:font-style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1-25T17:30:13.79</meta:creation-date>
    <dc:date>2016-03-18T10:54:50.647834897</dc:date>
    <meta:editing-duration>P1DT1H39M19S</meta:editing-duration>
    <meta:editing-cycles>47</meta:editing-cycles>
    <meta:generator>LibreOffice/5.1.1.3$Linux_X86_64 LibreOffice_project/10m0$Build-3</meta:generator>
    <meta:document-statistic meta:table-count="0" meta:image-count="0" meta:object-count="0" meta:page-count="16" meta:paragraph-count="1000" meta:word-count="2000" meta:character-count="21780" meta:non-whitespace-character-count="20780"/>
  </office:meta>
</office:document-meta>
</file>